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0000000100E3BCA80C1EEB33C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withoutfill">
      <style:graphic-properties svg:stroke-width="0.053cm" svg:stroke-color="#00a65d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66b3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15" style:family="graphic" style:parent-style-name="objectwithoutfill">
      <style:graphic-properties svg:stroke-width="0.035cm" svg:stroke-color="#000000" draw:marker-start="Circle" draw:marker-start-width="0.253cm" draw:marker-end="Circle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width="0.035cm" svg:stroke-color="#000000" draw:marker-start="Circle" draw:marker-start-width="0.253cm" draw:marker-end="" draw:marker-end-width="0.2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53cm" svg:stroke-color="#00a65d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0066b3" draw:marker-start="Symmetric_20_Arrow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.274cm" fo:min-width="2.294cm"/>
    </style:style>
    <style:style style:name="gr22" style:family="graphic">
      <style:graphic-properties style:protect="size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dash" draw:stroke-dash="Fine_20_Dashed" svg:stroke-width="0.051cm" draw:marker-start-width="0.276cm" draw:marker-end-width="0.276cm" draw:fill="solid" draw:fill-color="#fcd4d1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ashed" svg:stroke-width="0.051cm" draw:marker-start-width="0.276cm" draw:marker-end-width="0.276cm" draw:fill="solid" draw:fill-color="#bee3d3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0" style:family="graphic" style:parent-style-name="standard">
      <style:graphic-properties draw:stroke="dash" draw:stroke-dash="Fine_20_Dashed" svg:stroke-width="0.051cm" draw:marker-start-width="0.276cm" draw:marker-end-width="0.276cm" draw:fill="solid" draw:fill-color="#ffe5ca" draw:textarea-horizontal-align="justify" draw:textarea-vertical-align="middle" draw:auto-grow-height="false" fo:min-height="1.318cm" fo:min-width="1.042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33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3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5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cm" fo:padding-top="0.13cm" fo:padding-bottom="0.13cm" fo:padding-left="0.25cm" fo:padding-right="0.25cm" fo:wrap-option="no-wrap" draw:shadow-color="#808080" draw:shadow-opacity="100%"/>
    </style:style>
    <style:style style:name="gr3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3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3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min-height="1.13cm" fo:min-width="0.21cm" fo:padding-top="0.13cm" fo:padding-bottom="0.13cm" fo:padding-left="0.25cm" fo:padding-right="0.25cm" fo:wrap-option="no-wrap" draw:shadow-color="#808080" draw:shadow-opacity="100%"/>
    </style:style>
    <style:style style:name="gr4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2cm" fo:min-width="0.724cm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5cm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cm" fo:min-width="0.724cm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2cm" fo:min-width="0.725cm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min-height="0.211cm" fo:min-width="0.724cm" fo:padding-top="0.15cm" fo:padding-bottom="0.15cm" fo:padding-left="0.275cm" fo:padding-right="0.275cm"/>
    </style:style>
    <style:style style:name="gr47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min-height="0.211cm" fo:min-width="0.726cm" fo:padding-top="0.15cm" fo:padding-bottom="0.15cm" fo:padding-left="0.275cm" fo:padding-right="0.275cm"/>
    </style:style>
    <style:style style:name="gr48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4cm" fo:min-width="0.63cm" fo:padding-top="0.15cm" fo:padding-bottom="0.15cm" fo:padding-left="0.275cm" fo:padding-right="0.275cm"/>
    </style:style>
    <style:style style:name="gr49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5cm" fo:min-width="0.63cm" fo:padding-top="0.15cm" fo:padding-bottom="0.15cm" fo:padding-left="0.275cm" fo:padding-right="0.275cm"/>
    </style:style>
    <style:style style:name="gr50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146cm" fo:min-width="0.63cm" fo:padding-top="0.15cm" fo:padding-bottom="0.15cm" fo:padding-left="0.275cm" fo:padding-right="0.275cm"/>
    </style:style>
    <style:style style:name="gr5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6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4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3" draw:opacity="100%" draw:textarea-horizontal-align="justify" draw:textarea-vertical-align="middle" draw:auto-grow-height="false" fo:min-height="0.739cm" fo:min-width="0.725cm" fo:padding-top="0.15cm" fo:padding-bottom="0.15cm" fo:padding-left="0.275cm" fo:padding-right="0.275cm" draw:shadow-offset-x="0.203cm" draw:shadow-offset-y="0.203cm" draw:shadow-opacity="100%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bee3d3" draw:opacity="100%" draw:textarea-horizontal-align="left" draw:textarea-vertical-align="middle" draw:auto-grow-height="false" fo:min-height="1.129cm" fo:min-width="0.211cm" fo:padding-top="0.13cm" fo:padding-bottom="0.13cm" fo:padding-left="0.25cm" fo:padding-right="0.25cm" fo:wrap-option="no-wrap" draw:shadow-color="#808080" draw:shadow-opacity="100%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e5ca" draw:opacity="100%" draw:textarea-horizontal-align="left" draw:textarea-vertical-align="middle" draw:auto-grow-height="false" fo:min-height="1.13cm" fo:min-width="0.211cm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cd4d1" draw:opacity="100%" draw:textarea-horizontal-align="left" draw:textarea-vertical-align="middle" draw:auto-grow-height="false" fo:min-height="1.131cm" fo:min-width="0.212cm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3.209cm" fo:min-width="0cm" fo:padding-top="0.142cm" fo:padding-bottom="0.142cm" fo:padding-left="0.267cm" fo:padding-right="0.267cm"/>
    </style:style>
    <style:style style:name="gr62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.043cm" fo:min-width="0cm" fo:padding-top="0.142cm" fo:padding-bottom="0.142cm" fo:padding-left="0.267cm" fo:padding-right="0.267cm"/>
    </style:style>
    <style:style style:name="gr63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64" style:family="graphic" style:parent-style-name="objectwithoutfill">
      <style:graphic-properties draw:stroke="dash" draw:stroke-dash="Fine_20_Dashed" svg:stroke-width="0.035cm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gr6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0" style:family="graphic" style:parent-style-name="standard">
      <style:graphic-properties draw:stroke="solid" svg:stroke-width="0.026cm" svg:stroke-color="#000000" draw:stroke-linejoin="round" draw:fill="solid" draw:fill-color="#00a65d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1" style:family="graphic" style:parent-style-name="standard">
      <style:graphic-properties draw:stroke="solid" svg:stroke-width="0.026cm" svg:stroke-color="#000000" draw:stroke-linejoin="round" draw:fill="solid" draw:fill-color="#0066b3" draw:textarea-vertical-align="middle" draw:auto-grow-height="false" draw:fit-to-size="false" style:shrink-to-fit="false" fo:min-height="0cm" fo:min-width="0.719cm" fo:padding-top="0.254cm" fo:padding-bottom="0.254cm" fo:padding-left="0.254cm" fo:padding-right="0.254cm" fo:wrap-option="wrap"/>
    </style:style>
    <style:style style:name="gr72" style:family="graphic" style:parent-style-name="standard">
      <style:graphic-properties svg:stroke-width="0.053cm" svg:stroke-color="#ed1c24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3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93cm" fo:min-width="0cm" fo:padding-top="0.142cm" fo:padding-bottom="0.142cm" fo:padding-left="0.267cm" fo:padding-right="0.267cm"/>
    </style:style>
    <style:style style:name="gr74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0.68cm" fo:min-width="0cm" fo:padding-top="0.142cm" fo:padding-bottom="0.142cm" fo:padding-left="0.267cm" fo:padding-right="0.267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7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85cm" fo:min-width="2.623cm" fo:padding-top="0.254cm" fo:padding-bottom="0.254cm" fo:padding-left="0.254cm" fo:padding-right="0.254cm" fo:wrap-option="wrap"/>
    </style:style>
    <style:style style:name="gr8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726cm" fo:min-width="0.551cm" fo:padding-top="0.142cm" fo:padding-bottom="0.142cm" fo:padding-left="0.267cm" fo:padding-right="0.267cm"/>
    </style:style>
    <style:style style:name="gr84" style:family="graphic" style:parent-style-name="standard">
      <style:graphic-properties draw:stroke="solid" svg:stroke-width="0.026cm" svg:stroke-color="#00a65d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5" style:family="graphic" style:parent-style-name="standard">
      <style:graphic-properties draw:stroke="solid" svg:stroke-width="0.026cm" svg:stroke-color="#0066b3" draw:stroke-linejoin="round" draw:fill="solid" draw:fill-color="#b2b2b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6" style:family="graphic" style:parent-style-name="objectwithoutfill">
      <style:graphic-properties svg:stroke-width="0.053cm" svg:stroke-color="#000000" draw:marker-start-width="0.279cm" draw:marker-end="Symmetric_20_Arrow" draw:marker-end-width="0.279cm" draw:fill="none" draw:textarea-vertical-align="middle" fo:padding-top="0.151cm" fo:padding-bottom="0.151cm" fo:padding-left="0.276cm" fo:padding-right="0.27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88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982cm" fo:min-width="12.896cm" fo:padding-top="0.142cm" fo:padding-bottom="0.142cm" fo:padding-left="0.267cm" fo:padding-right="0.267cm"/>
    </style:style>
    <style:style style:name="gr89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9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229cm" fo:min-width="3.066cm" fo:padding-top="0.142cm" fo:padding-bottom="0.142cm" fo:padding-left="0.267cm" fo:padding-right="0.267cm"/>
    </style:style>
    <style:style style:name="gr91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92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94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333333" draw:marker-start-width="0.252cm" draw:marker-end-width="0.252cm" draw:fill-color="#f58220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96" style:family="graphic" style:parent-style-name="standard">
      <style:graphic-properties draw:stroke="dash" draw:stroke-dash="Fine_20_Dashed" svg:stroke-width="0.053cm" draw:marker-start-width="0.279cm" draw:marker-end-width="0.279cm" draw:fill="solid" draw:fill-color="#fdb94d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7" style:family="graphic" style:parent-style-name="standard">
      <style:graphic-properties svg:stroke-color="#000000" draw:fill-color="#cccccc" draw:textarea-horizontal-align="justify" draw:textarea-vertical-align="middle" draw:auto-grow-height="false" fo:min-height="0.425cm" fo:min-width="0.175cm"/>
    </style:style>
    <style:style style:name="gr98" style:family="graphic" style:parent-style-name="standard">
      <style:graphic-properties draw:stroke="dash" draw:stroke-dash="Fine_20_Dashed" svg:stroke-width="0.053cm" draw:marker-start-width="0.279cm" draw:marker-end-width="0.279cm" draw:fill="solid" draw:fill-color="#add58a" draw:textarea-horizontal-align="justify" draw:textarea-vertical-align="middle" draw:auto-grow-height="false" fo:min-height="0.456cm" fo:min-width="13.042cm" fo:padding-top="0.151cm" fo:padding-bottom="0.151cm" fo:padding-left="0.276cm" fo:padding-right="0.276cm"/>
    </style:style>
    <style:style style:name="gr99" style:family="graphic" style:parent-style-name="standard">
      <style:graphic-properties svg:stroke-color="#000000" draw:fill-color="#407927" draw:textarea-horizontal-align="justify" draw:textarea-vertical-align="middle" draw:auto-grow-height="false" fo:min-height="0.192cm" fo:min-width="0.338cm"/>
    </style:style>
    <style:style style:name="gr100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962cm"/>
    </style:style>
    <style:style style:name="gr101" style:family="graphic" style:parent-style-name="standard">
      <style:graphic-properties draw:stroke="none" svg:stroke-width="0.035cm" svg:stroke-color="#333333" draw:marker-start-width="0.252cm" draw:marker-end-width="0.252cm" draw:fill="none" draw:fill-color="#ffffff" draw:textarea-horizontal-align="left" draw:auto-grow-height="true" draw:auto-grow-width="true" fo:min-height="0.556cm" fo:min-width="1.59cm"/>
    </style:style>
    <style:style style:name="gr102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2.409cm" fo:min-width="3.602cm" fo:padding-top="0.142cm" fo:padding-bottom="0.142cm" fo:padding-left="0.267cm" fo:padding-right="0.267cm"/>
    </style:style>
    <style:style style:name="gr103" style:family="graphic" style:parent-style-name="objectwithoutfill">
      <style:graphic-properties draw:stroke="dash" draw:stroke-dash="Fine_20_Dashed" svg:stroke-width="0.081cm" svg:stroke-color="#80808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4" style:family="graphic" style:parent-style-name="objectwithoutfill">
      <style:graphic-properties draw:stroke="dash" draw:stroke-dash="Fine_20_Dashed" svg:stroke-width="0.081cm" svg:stroke-color="#006c3b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5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87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24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454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1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2.178cm"/>
    </style:style>
    <style:style style:name="gr111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24cm"/>
    </style:style>
    <style:style style:name="gr112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7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258cm" fo:min-width="0.408cm"/>
    </style:style>
    <style:style style:name="gr114" style:family="graphic" style:parent-style-name="standard">
      <style:graphic-properties draw:fill-color="#cccccc" draw:textarea-vertical-align="middle" draw:auto-grow-height="false" fo:min-height="2.056cm" fo:min-width="1.024cm"/>
    </style:style>
    <style:style style:name="gr115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16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17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18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56cm" fo:min-width="1.024cm" fo:padding-top="0.142cm" fo:padding-bottom="0.142cm" fo:padding-left="0.267cm" fo:padding-right="0.267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cm"/>
    </style:style>
    <style:style style:name="gr121" style:family="graphic" style:parent-style-name="standard">
      <style:graphic-properties svg:stroke-width="0.035cm" svg:stroke-color="#333333" draw:marker-start-width="0.252cm" draw:marker-end-width="0.252cm" draw:fill-color="#ffdaa2" draw:textarea-horizontal-align="justify" draw:textarea-vertical-align="middle" draw:auto-grow-height="false" fo:min-height="1.95cm" fo:min-width="0.736cm" fo:padding-top="0.142cm" fo:padding-bottom="0.142cm" fo:padding-left="0.267cm" fo:padding-right="0.267cm"/>
    </style:style>
    <style:style style:name="gr122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0.285cm" fo:min-width="1.184cm" fo:padding-top="0.142cm" fo:padding-bottom="0.142cm" fo:padding-left="0.267cm" fo:padding-right="0.267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23cm"/>
    </style:style>
    <style:style style:name="gr124" style:family="graphic" style:parent-style-name="standard">
      <style:graphic-properties svg:stroke-width="0.035cm" svg:stroke-color="#333333" draw:marker-start-width="0.252cm" draw:marker-end-width="0.252cm" draw:fill-color="#cccccc" draw:textarea-vertical-align="middle" draw:auto-grow-height="false" fo:min-height="2.022cm" fo:min-width="0.99cm" fo:padding-top="0.142cm" fo:padding-bottom="0.142cm" fo:padding-left="0.267cm" fo:padding-right="0.267cm"/>
    </style:style>
    <style:style style:name="gr125" style:family="graphic" style:parent-style-name="standard">
      <style:graphic-properties svg:stroke-width="0.035cm" svg:stroke-color="#333333" draw:marker-start-width="0.252cm" draw:marker-end-width="0.252cm" draw:fill-color="#adc5e7" draw:textarea-horizontal-align="justify" draw:textarea-vertical-align="middle" draw:auto-grow-height="false" fo:min-height="1.363cm" fo:min-width="2.648cm" fo:padding-top="0.142cm" fo:padding-bottom="0.142cm" fo:padding-left="0.267cm" fo:padding-right="0.267cm"/>
    </style:style>
    <style:style style:name="gr126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3cm" fo:padding-top="0.142cm" fo:padding-bottom="0.142cm" fo:padding-left="0.267cm" fo:padding-right="0.267cm"/>
    </style:style>
    <style:style style:name="gr127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4cm" fo:min-width="0.822cm" fo:padding-top="0.142cm" fo:padding-bottom="0.142cm" fo:padding-left="0.267cm" fo:padding-right="0.267cm"/>
    </style:style>
    <style:style style:name="gr128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min-height="0.285cm" fo:min-width="0.825cm" fo:padding-top="0.142cm" fo:padding-bottom="0.142cm" fo:padding-left="0.267cm" fo:padding-right="0.267cm"/>
    </style:style>
    <style:style style:name="gr129" style:family="graphic" style:parent-style-name="standard">
      <style:graphic-properties svg:stroke-width="0.035cm" svg:stroke-color="#3465a4" draw:marker-start-width="0.252cm" draw:marker-end-width="0.252cm" draw:fill-color="#ffdaa2" draw:textarea-horizontal-align="justify" draw:textarea-vertical-align="middle" draw:auto-grow-height="false" fo:min-height="1.448cm" fo:min-width="3.66cm" fo:padding-top="0.142cm" fo:padding-bottom="0.142cm" fo:padding-left="0.267cm" fo:padding-right="0.267cm"/>
    </style:style>
    <style:style style:name="gr130" style:family="graphic" style:parent-style-name="standard">
      <style:graphic-properties svg:stroke-width="0.035cm" svg:stroke-color="#333333" draw:marker-start-width="0.252cm" draw:marker-end-width="0.252cm" draw:textarea-horizontal-align="justify" draw:textarea-vertical-align="middle" draw:auto-grow-height="false" fo:min-height="0.76cm" fo:min-width="2.91cm" fo:padding-top="0.142cm" fo:padding-bottom="0.142cm" fo:padding-left="0.267cm" fo:padding-right="0.267cm"/>
    </style:style>
    <style:style style:name="gr131" style:family="graphic" style:parent-style-name="objectwithoutfill">
      <style:graphic-properties svg:stroke-width="0.035cm" svg:stroke-color="#333333" draw:marker-start-width="0.252cm" draw:marker-end="Symmetric_20_Arrow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a65d" fo:font-size="14pt" fo:font-weight="normal" style:font-weight-asian="normal" style:font-weight-complex="normal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0066b3" fo:font-size="14pt"/>
    </style:style>
    <style:style style:name="P5" style:family="paragraph">
      <loext:graphic-properties draw:fill="solid" draw:fill-color="#00a65d"/>
      <style:paragraph-properties fo:text-align="start" style:font-independent-line-spacing="true"/>
      <style:text-properties fo:font-size="14pt"/>
    </style:style>
    <style:style style:name="P6" style:family="paragraph">
      <loext:graphic-properties draw:fill="solid" draw:fill-color="#0066b3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loext:graphic-properties draw:fill="solid" draw:fill-color="#fcd4d1"/>
      <style:paragraph-properties fo:text-align="center"/>
    </style:style>
    <style:style style:name="P13" style:family="paragraph">
      <loext:graphic-properties draw:fill="solid" draw:fill-color="#bee3d3"/>
      <style:paragraph-properties fo:text-align="center"/>
    </style:style>
    <style:style style:name="P14" style:family="paragraph">
      <loext:graphic-properties draw:fill="solid" draw:fill-color="#ffe5ca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="solid" draw:fill-color="#3465a4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loext:graphic-properties draw:fill="solid" draw:fill-color="#729fc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loext:graphic-properties draw:fill="solid" draw:fill-color="#ffffff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9" style:family="paragraph">
      <loext:graphic-properties draw:fill="solid" draw:fill-color="#3465a4"/>
      <style:paragraph-properties fo:text-align="center"/>
    </style:style>
    <style:style style:name="P20" style:family="paragraph">
      <loext:graphic-properties draw:fill="solid" draw:fill-color="#729fcf"/>
      <style:paragraph-properties fo:text-align="center"/>
    </style:style>
    <style:style style:name="P21" style:family="paragraph">
      <loext:graphic-properties draw:fill="solid" draw:fill-color="#ffffff"/>
      <style:paragraph-properties fo:text-align="center"/>
    </style:style>
    <style:style style:name="P22" style:family="paragraph">
      <loext:graphic-properties draw:fill="gradient" draw:fill-color="#dddddd" draw:fill-gradient-name="Gradient_20_6" draw:opacity="100%"/>
      <style:paragraph-properties fo:text-align="center"/>
    </style:style>
    <style:style style:name="P23" style:family="paragraph">
      <loext:graphic-properties draw:fill="gradient" draw:fill-color="#dddddd" draw:fill-gradient-name="Gradient_20_4" draw:opacity="100%"/>
      <style:paragraph-properties fo:text-align="center"/>
    </style:style>
    <style:style style:name="P24" style:family="paragraph">
      <loext:graphic-properties draw:fill="gradient" draw:fill-color="#dddddd" draw:fill-gradient-name="Gradient_20_3" draw:opacity="100%"/>
      <style:paragraph-properties fo:text-align="center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7" style:family="paragraph">
      <loext:graphic-properties draw:fill="solid" draw:fill-color="#bee3d3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8" style:family="paragraph">
      <loext:graphic-properties draw:fill="solid" draw:fill-color="#ffe5ca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9" style:family="paragraph">
      <loext:graphic-properties draw:fill="solid" draw:fill-color="#fcd4d1" draw:opacity="100%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0" style:family="paragraph">
      <loext:graphic-properties draw:fill-color="#ffffff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</style:style>
    <style:style style:name="P33" style:family="paragraph">
      <loext:graphic-properties draw:fill="none" draw:fill-color="#ffffff"/>
      <style:paragraph-properties fo:text-align="center"/>
    </style:style>
    <style:style style:name="P34" style:family="paragraph">
      <loext:graphic-properties draw:fill="solid" draw:fill-color="#b2b2b2"/>
      <style:paragraph-properties fo:text-align="start" style:font-independent-line-spacing="true"/>
      <style:text-properties fo:font-size="14pt"/>
    </style:style>
    <style:style style:name="P35" style:family="paragraph">
      <loext:graphic-properties draw:fill-color="#ffdaa2"/>
      <style:paragraph-properties fo:text-align="center"/>
    </style:style>
    <style:style style:name="P3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7" style:family="paragraph">
      <loext:graphic-properties draw:fill-color="#f58220"/>
      <style:paragraph-properties fo:text-align="center"/>
    </style:style>
    <style:style style:name="P38" style:family="paragraph">
      <loext:graphic-properties draw:fill="solid" draw:fill-color="#fdb94d"/>
      <style:paragraph-properties fo:text-align="center"/>
    </style:style>
    <style:style style:name="P39" style:family="paragraph">
      <loext:graphic-properties draw:fill-color="#cccccc"/>
      <style:paragraph-properties fo:text-align="center"/>
    </style:style>
    <style:style style:name="P40" style:family="paragraph">
      <loext:graphic-properties draw:fill="solid" draw:fill-color="#add58a"/>
      <style:paragraph-properties fo:text-align="center"/>
    </style:style>
    <style:style style:name="P41" style:family="paragraph">
      <loext:graphic-properties draw:fill-color="#407927"/>
      <style:paragraph-properties fo:text-align="center"/>
    </style:style>
    <style:style style:name="P42" style:family="paragraph">
      <loext:graphic-properties draw:fill="none" draw:fill-color="#ffffff"/>
    </style:style>
    <style:style style:name="P43" style:family="paragraph">
      <loext:graphic-properties draw:fill="none" draw:fill-color="#ffffff"/>
      <style:paragraph-properties fo:text-align="start"/>
    </style:style>
    <style:style style:name="P44" style:family="paragraph">
      <loext:graphic-properties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loext:graphic-properties draw:fill-color="#adc5e7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3" style:family="text">
      <style:text-properties fo:font-variant="normal" fo:text-transform="none" fo:color="#00a65d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4" style:family="text">
      <style:text-properties fo:font-variant="normal" fo:text-transform="none" fo:color="#00a65d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0066b3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6" style:family="text">
      <style:text-properties fo:font-variant="normal" fo:text-transform="none" fo:color="#0066b3" style:text-line-through-style="none" style:text-line-through-type="none" style:text-position="-25% 58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1" draw:text-style-name="P2" draw:layer="layout" svg:width="3.13cm" svg:height="1.092cm" svg:x="1.4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" draw:text-style-name="P2" draw:layer="layout" svg:width="3.13cm" svg:height="1.092cm" svg:x="1.4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3" draw:text-style-name="P2" draw:layer="layout" svg:width="3.13cm" svg:height="1.092cm" svg:x="1.5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4" draw:text-style-name="P3" draw:layer="layout" svg:width="3.13cm" svg:height="1.092cm" svg:x="7.074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5" draw:text-style-name="P4" draw:layer="layout" svg:width="3.13cm" svg:height="1.092cm" svg:x="7.074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6" draw:text-style-name="P5" draw:layer="layout" svg:width="0.518cm" svg:height="0.518cm" svg:x="4.6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4.6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4.6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5.153cm" svg:y1="4.572cm" svg:x2="7.074cm" svg:y2="5.334cm">
          <text:p/>
        </draw:line>
        <draw:line draw:style-name="gr8" draw:text-style-name="P7" draw:layer="layout" svg:x1="5.153cm" svg:y1="6.213cm" svg:x2="7.074cm" svg:y2="5.451cm">
          <text:p/>
        </draw:line>
        <draw:line draw:style-name="gr8" draw:text-style-name="P7" draw:layer="layout" svg:x1="5.153cm" svg:y1="7.874cm" svg:x2="7.051cm" svg:y2="5.636cm">
          <text:p/>
        </draw:line>
        <draw:line draw:style-name="gr9" draw:text-style-name="P7" draw:layer="layout" svg:x1="5.13cm" svg:y1="5.08cm" svg:x2="7.112cm" svg:y2="7.62cm">
          <text:p/>
        </draw:line>
        <draw:line draw:style-name="gr9" draw:text-style-name="P7" draw:layer="layout" svg:x1="5.13cm" svg:y1="6.604cm" svg:x2="7.074cm" svg:y2="7.796cm">
          <text:p/>
        </draw:line>
        <draw:line draw:style-name="gr9" draw:text-style-name="P7" draw:layer="layout" svg:x1="5.153cm" svg:y1="8.382cm" svg:x2="7.074cm" svg:y2="7.874cm">
          <text:p/>
        </draw:line>
        <draw:custom-shape draw:name="Google Shape;164;p29" draw:style-name="gr10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11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12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13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14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line draw:style-name="gr20" draw:text-style-name="P7" draw:layer="layout" svg:x1="10.717cm" svg:y1="4.064cm" svg:x2="10.717cm" svg:y2="8.636cm">
          <text:p/>
        </draw:line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23" draw:text-style-name="P2" draw:layer="layout" svg:width="3.13cm" svg:height="1.092cm" svg:x="11.53cm" svg:y="4.104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24" draw:text-style-name="P2" draw:layer="layout" svg:width="3.13cm" svg:height="1.092cm" svg:x="11.531cm" svg:y="5.689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25" draw:text-style-name="P2" draw:layer="layout" svg:width="3.13cm" svg:height="1.092cm" svg:x="11.632cm" svg:y="7.28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26" draw:text-style-name="P3" draw:layer="layout" svg:width="3.13cm" svg:height="1.092cm" svg:x="19.901cm" svg:y="4.698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27" draw:text-style-name="P4" draw:layer="layout" svg:width="3.13cm" svg:height="1.092cm" svg:x="19.901cm" svg:y="7.018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7" draw:layer="layout" svg:x1="16.891cm" svg:y1="6.251cm" svg:x2="15.875cm" svg:y2="6.759cm">
          <text:p/>
        </draw:line>
        <draw:line draw:style-name="gr16" draw:text-style-name="P7" draw:layer="layout" svg:x1="17.786cm" svg:y1="6.759cm" svg:x2="16.77cm" svg:y2="6.251cm">
          <text:p/>
        </draw:line>
        <draw:line draw:style-name="gr17" draw:text-style-name="P7" draw:layer="layout" svg:x1="15.938cm" svg:y1="8.009cm" svg:x2="16.446cm" svg:y2="8.009cm">
          <text:p/>
        </draw:line>
        <draw:line draw:style-name="gr17" draw:text-style-name="P7" draw:layer="layout" svg:x1="15.938cm" svg:y1="7.509cm" svg:x2="16.446cm" svg:y2="7.509cm">
          <text:p/>
        </draw:line>
        <draw:line draw:style-name="gr17" draw:text-style-name="P7" draw:layer="layout" svg:x1="15.938cm" svg:y1="7.019cm" svg:x2="16.446cm" svg:y2="7.019cm">
          <text:p/>
        </draw:line>
        <draw:custom-shape draw:name="Google Shape;170;p29" draw:style-name="gr6" draw:text-style-name="P5" draw:layer="layout" svg:width="0.518cm" svg:height="0.518cm" svg:x="16.252cm" svg:y="6.7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6.252cm" svg:y="7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5.938cm" svg:y1="6.759cm" svg:x2="15.938cm" svg:y2="8.009cm">
          <text:p/>
        </draw:line>
        <draw:line draw:style-name="gr17" draw:text-style-name="P7" draw:layer="layout" svg:x1="17.672cm" svg:y1="8.01cm" svg:x2="18.18cm" svg:y2="8.01cm">
          <text:p/>
        </draw:line>
        <draw:line draw:style-name="gr17" draw:text-style-name="P7" draw:layer="layout" svg:x1="17.672cm" svg:y1="7.51cm" svg:x2="18.18cm" svg:y2="7.51cm">
          <text:p/>
        </draw:line>
        <draw:line draw:style-name="gr17" draw:text-style-name="P7" draw:layer="layout" svg:x1="17.672cm" svg:y1="7.02cm" svg:x2="18.18cm" svg:y2="7.02cm">
          <text:p/>
        </draw:line>
        <draw:custom-shape draw:name="Google Shape;170;p29" draw:style-name="gr7" draw:text-style-name="P6" draw:layer="layout" svg:width="0.518cm" svg:height="0.518cm" svg:x="17.986cm" svg:y="6.7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7" draw:text-style-name="P6" draw:layer="layout" svg:width="0.518cm" svg:height="0.518cm" svg:x="17.986cm" svg:y="7.79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7" draw:layer="layout" svg:x1="17.672cm" svg:y1="6.76cm" svg:x2="17.672cm" svg:y2="8.01cm">
          <text:p/>
        </draw:line>
        <draw:g>
          <draw:line draw:style-name="gr8" draw:text-style-name="P7" draw:layer="layout" svg:x1="14.371cm" svg:y1="4.826cm" svg:x2="15.276cm" svg:y2="4.572cm">
            <text:p/>
          </draw:line>
          <draw:line draw:style-name="gr9" draw:text-style-name="P7" draw:layer="layout" svg:x1="14.358cm" svg:y1="4.802cm" svg:x2="15.276cm" svg:y2="5.334cm">
            <text:p/>
          </draw:line>
        </draw:g>
        <draw:g>
          <draw:line draw:style-name="gr8" draw:text-style-name="P7" draw:layer="layout" svg:x1="14.371cm" svg:y1="6.35cm" svg:x2="15.276cm" svg:y2="6.096cm">
            <text:p/>
          </draw:line>
          <draw:line draw:style-name="gr9" draw:text-style-name="P7" draw:layer="layout" svg:x1="14.358cm" svg:y1="6.326cm" svg:x2="15.276cm" svg:y2="6.858cm">
            <text:p/>
          </draw:line>
        </draw:g>
        <draw:g>
          <draw:line draw:style-name="gr8" draw:text-style-name="P7" draw:layer="layout" svg:x1="14.371cm" svg:y1="7.874cm" svg:x2="15.276cm" svg:y2="7.62cm">
            <text:p/>
          </draw:line>
          <draw:line draw:style-name="gr9" draw:text-style-name="P7" draw:layer="layout" svg:x1="14.358cm" svg:y1="7.85cm" svg:x2="15.276cm" svg:y2="8.382cm">
            <text:p/>
          </draw:line>
        </draw:g>
        <draw:g>
          <draw:line draw:style-name="gr18" draw:text-style-name="P7" draw:layer="layout" svg:x1="19.888cm" svg:y1="5.194cm" svg:x2="18.983cm" svg:y2="4.94cm">
            <text:p/>
          </draw:line>
          <draw:line draw:style-name="gr18" draw:text-style-name="P7" draw:layer="layout" svg:x1="19.901cm" svg:y1="5.37cm" svg:x2="18.983cm" svg:y2="5.642cm">
            <text:p/>
          </draw:line>
          <draw:line draw:style-name="gr18" draw:text-style-name="P7" draw:layer="layout" svg:x1="19.901cm" svg:y1="5.642cm" svg:x2="18.983cm" svg:y2="6.174cm">
            <text:p/>
          </draw:line>
        </draw:g>
        <draw:g>
          <draw:line draw:style-name="gr19" draw:text-style-name="P7" draw:layer="layout" svg:x1="19.888cm" svg:y1="7.456cm" svg:x2="18.983cm" svg:y2="7.202cm">
            <text:p/>
          </draw:line>
          <draw:line draw:style-name="gr19" draw:text-style-name="P7" draw:layer="layout" svg:x1="19.901cm" svg:y1="7.632cm" svg:x2="18.983cm" svg:y2="7.904cm">
            <text:p/>
          </draw:line>
          <draw:line draw:style-name="gr19" draw:text-style-name="P7" draw:layer="layout" svg:x1="19.901cm" svg:y1="7.904cm" svg:x2="18.983cm" svg:y2="8.436cm">
            <text:p/>
          </draw:line>
        </draw:g>
        <draw:custom-shape draw:style-name="gr21" draw:text-style-name="P7" draw:layer="layout" svg:width="2.794cm" svg:height="1.524cm" svg:x="15.548cm" svg:y="4.564cm">
          <text:p text:style-name="P8">(remote)</text:p>
          <text:p text:style-name="P8">crai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2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4.167cm" svg:height="1.505cm" svg:x="7.424cm" svg:y="2.502cm">
          <draw:text-box>
            <text:p text:style-name="P8"><text:span text:style-name="T8">Map </text:span></text:p>
            <text:p text:style-name="P8"><text:span text:style-name="T8">tasks</text:span></text:p>
          </draw:text-box>
        </draw:frame>
        <draw:frame draw:style-name="gr32" draw:text-style-name="P15" draw:layer="layout" svg:width="2.266cm" svg:height="0.947cm" svg:x="5.058cm" svg:y="2.502cm">
          <draw:text-box>
            <text:p text:style-name="P8"><text:span text:style-name="T8">Cores</text:span></text:p>
          </draw:text-box>
        </draw:frame>
        <draw:frame draw:style-name="gr32" draw:text-style-name="P15" draw:layer="layout" svg:width="4.741cm" svg:height="0.947cm" svg:x="10.845cm" svg:y="2.502cm">
          <draw:text-box>
            <text:p text:style-name="P8"><text:span text:style-name="T8">Crail</text:span></text:p>
          </draw:text-box>
        </draw:frame>
        <draw:frame draw:style-name="gr31" draw:text-style-name="P15" draw:layer="layout" svg:width="2.794cm" svg:height="1.505cm" svg:x="15.494cm" svg:y="2.502cm">
          <draw:text-box>
            <text:p text:style-name="P8"><text:span text:style-name="T8">Reduce</text:span></text:p>
            <text:p text:style-name="P8"><text:span text:style-name="T8">tasks</text:span></text:p>
          </draw:text-box>
        </draw:fram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1" draw:text-style-name="P7" draw:layer="layout" svg:x1="10.781cm" svg:y1="4.904cm" svg:x2="12.424cm" svg:y2="4.396cm">
          <text:p/>
        </draw:line>
        <draw:line draw:style-name="gr51" draw:text-style-name="P7" draw:layer="layout" svg:x1="10.781cm" svg:y1="4.904cm" svg:x2="12.424cm" svg:y2="6.174cm">
          <text:p/>
        </draw:line>
        <draw:line draw:style-name="gr51" draw:text-style-name="P7" draw:layer="layout" svg:x1="10.782cm" svg:y1="4.904cm" svg:x2="12.424cm" svg:y2="8.968cm">
          <text:p/>
        </draw:line>
        <draw:line draw:style-name="gr51" draw:text-style-name="P7" draw:layer="layout" svg:x1="10.784cm" svg:y1="6.508cm" svg:x2="12.636cm" svg:y2="4.904cm">
          <text:p/>
        </draw:line>
        <draw:line draw:style-name="gr51" draw:text-style-name="P7" draw:layer="layout" svg:x1="10.784cm" svg:y1="6.608cm" svg:x2="12.636cm" svg:y2="6.782cm">
          <text:p/>
        </draw:line>
        <draw:line draw:style-name="gr51" draw:text-style-name="P7" draw:layer="layout" svg:x1="10.784cm" svg:y1="6.608cm" svg:x2="12.637cm" svg:y2="9.576cm">
          <text:p/>
        </draw:line>
        <draw:line draw:style-name="gr51" draw:text-style-name="P7" draw:layer="layout" svg:x1="10.785cm" svg:y1="9.309cm" svg:x2="12.848cm" svg:y2="9.83cm">
          <text:p/>
        </draw:line>
        <draw:line draw:style-name="gr51" draw:text-style-name="P7" draw:layer="layout" svg:x1="10.786cm" svg:y1="9.31cm" svg:x2="12.848cm" svg:y2="7.29cm">
          <text:p/>
        </draw:line>
        <draw:line draw:style-name="gr51" draw:text-style-name="P7" draw:layer="layout" svg:x1="10.786cm" svg:y1="9.21cm" svg:x2="12.848cm" svg:y2="5.412cm">
          <text:p/>
        </draw:line>
        <draw:custom-shape draw:style-name="gr52" draw:text-style-name="P22" draw:layer="layout" svg:width="1.274cm" svg:height="1.292cm" svg:x="17.687cm" svg:y="4.141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3" draw:text-style-name="P23" draw:layer="layout" svg:width="1.274cm" svg:height="1.292cm" svg:x="17.688cm" svg:y="5.93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54" draw:text-style-name="P24" draw:layer="layout" svg:width="1.274cm" svg:height="1.292cm" svg:x="17.689cm" svg:y="8.69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5" draw:text-style-name="P7" draw:layer="layout" svg:x1="13.185cm" svg:y1="9.984cm" svg:x2="11.807cm" svg:y2="10.7cm">
          <text:p/>
        </draw:line>
        <draw:frame draw:style-name="gr55" draw:text-style-name="P26" draw:layer="layout" svg:width="2.817cm" svg:height="0.997cm" svg:x="9.375cm" svg:y="10.687cm">
          <draw:text-box>
            <text:p text:style-name="P25"><text:span text:style-name="T8">CrailFile</text:span></text:p>
          </draw:text-box>
        </draw:frame>
        <draw:frame draw:style-name="gr31" draw:text-style-name="P15" draw:layer="layout" svg:width="4.249cm" svg:height="1.505cm" svg:x="12.007cm" svg:y="10.687cm">
          <draw:text-box>
            <text:p text:style-name="P8"><text:span text:style-name="T8">CrailMultiFil</text:span><text:span text:style-name="T8">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56" draw:text-style-name="P26" draw:layer="layout" svg:width="4.572cm" svg:height="0.963cm" svg:x="16.364cm" svg:y="10.687cm">
          <draw:text-box>
            <text:p text:style-name="P25"><text:span text:style-name="T8">Sorted </text:span><text:span text:style-name="T8">partition</text:span></text:p>
          </draw:text-box>
        </draw:frame>
        <draw:line draw:style-name="gr35" draw:text-style-name="P7" draw:layer="layout" svg:x1="18.695cm" svg:y1="9.497cm" svg:x2="19.203cm" svg:y2="10.767cm">
          <text:p/>
        </draw:lin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2" draw:layer="layout" svg:width="18.624cm" svg:height="10.476cm" svg:x="1.482cm" svg:y="2.123cm" draw:page-number="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1T19">
        <office:forms form:automatic-focus="false" form:apply-design-mode="false"/>
        <draw:custom-shape draw:style-name="gr28" draw:text-style-name="P12" draw:layer="layout" svg:width="2.25cm" svg:height="2.286cm" svg:x="12.155cm" svg:y="3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25cm" svg:height="2.286cm" svg:x="12.154cm" svg:y="5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draw:layer="layout" svg:width="2.25cm" svg:height="2.286cm" svg:x="12.153cm" svg:y="8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Rectangle 19" draw:style-name="gr33" draw:text-style-name="P16" draw:layer="layout" svg:width="0.712cm" svg:height="1.391cm" svg:x="8.447cm" svg:y="4.1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4" draw:text-style-name="P16" draw:layer="layout" svg:width="0.711cm" svg:height="1.39cm" svg:x="7.525cm" svg:y="4.12cm">
          <text:p/>
          <draw:enhanced-geometry svg:viewBox="0 0 21600 21600" draw:mirror-vertical="true" draw:type="rectangle" draw:enhanced-path="M 0 0 L 21600 0 21600 21600 0 21600 0 0 Z N"/>
        </draw:custom-shape>
        <draw:line draw:style-name="gr35" draw:text-style-name="P7" draw:layer="layout" svg:x1="9.297cm" svg:y1="4.888cm" svg:x2="9.933cm" svg:y2="4.888cm">
          <text:p/>
        </draw:line>
        <draw:custom-shape draw:name="Rectangle 19" draw:style-name="gr36" draw:text-style-name="P17" draw:layer="layout" svg:width="0.71cm" svg:height="1.389cm" svg:x="8.45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7.527cm" svg:y="5.898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7" draw:text-style-name="P17" draw:layer="layout" svg:width="0.711cm" svg:height="1.389cm" svg:x="10.073cm" svg:y="5.913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6.685cm" svg:x2="9.933cm" svg:y2="6.685cm">
          <text:p/>
        </draw:line>
        <draw:custom-shape draw:name="Rectangle 19" draw:style-name="gr38" draw:text-style-name="P18" draw:layer="layout" svg:width="0.711cm" svg:height="1.39cm" svg:x="8.451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39" draw:text-style-name="P18" draw:layer="layout" svg:width="0.71cm" svg:height="1.39cm" svg:x="7.528cm" svg:y="8.6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38" draw:text-style-name="P18" draw:layer="layout" svg:width="0.711cm" svg:height="1.39cm" svg:x="10.072cm" svg:y="8.672cm">
          <text:p/>
          <draw:enhanced-geometry svg:viewBox="0 0 21600 21600" draw:type="rectangle" draw:enhanced-path="M 0 0 L 21600 0 21600 21600 0 21600 0 0 Z N"/>
        </draw:custom-shape>
        <draw:line draw:style-name="gr35" draw:text-style-name="P7" draw:layer="layout" svg:x1="9.297cm" svg:y1="9.443cm" svg:x2="9.933cm" svg:y2="9.443cm">
          <text:p/>
        </draw:line>
        <draw:g>
          <draw:custom-shape draw:style-name="gr40" draw:text-style-name="P19" draw:layer="layout" svg:width="1.273cm" svg:height="0.637cm" svg:x="12.424cm" svg:y="4.1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1" draw:text-style-name="P20" draw:layer="layout" svg:width="1.273cm" svg:height="0.637cm" svg:x="12.636cm" svg:y="4.569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2" draw:text-style-name="P21" draw:layer="layout" svg:width="1.274cm" svg:height="0.636cm" svg:x="12.848cm" svg:y="4.994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3" draw:text-style-name="P19" draw:layer="layout" svg:width="1.273cm" svg:height="0.635cm" svg:x="12.424cm" svg:y="5.913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4" draw:text-style-name="P20" draw:layer="layout" svg:width="1.273cm" svg:height="0.634cm" svg:x="12.636cm" svg:y="6.365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5" draw:text-style-name="P21" draw:layer="layout" svg:width="1.274cm" svg:height="0.637cm" svg:x="12.848cm" svg:y="6.788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g>
          <draw:custom-shape draw:style-name="gr40" draw:text-style-name="P19" draw:layer="layout" svg:width="1.273cm" svg:height="0.637cm" svg:x="12.424cm" svg:y="8.6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6" draw:text-style-name="P20" draw:layer="layout" svg:width="1.273cm" svg:height="0.636cm" svg:x="12.637cm" svg:y="9.0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47" draw:text-style-name="P21" draw:layer="layout" svg:width="1.275cm" svg:height="0.635cm" svg:x="12.848cm" svg:y="9.5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48" draw:text-style-name="P21" draw:layer="layout" svg:width="1.697cm" svg:height="1.144cm" svg:x="14.617cm" svg:y="4.2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21" draw:layer="layout" svg:width="1.697cm" svg:height="1.145cm" svg:x="14.618cm" svg:y="6.1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0" draw:text-style-name="P21" draw:layer="layout" svg:width="1.697cm" svg:height="1.146cm" svg:x="14.619cm" svg:y="8.7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35" draw:text-style-name="P7" draw:layer="layout" svg:x1="13.185cm" svg:y1="9.984cm" svg:x2="11.807cm" svg:y2="10.7cm">
          <text:p/>
        </draw:line>
        <draw:frame draw:style-name="gr31" draw:text-style-name="P15" draw:layer="layout" svg:width="2.817cm" svg:height="1.505cm" svg:x="10.075cm" svg:y="10.788cm">
          <draw:text-box>
            <text:p text:style-name="P8"><text:span text:style-name="T8">Crail</text:span></text:p>
            <text:p text:style-name="P8"><text:span text:style-name="T8">File</text:span></text:p>
          </draw:text-box>
        </draw:frame>
        <draw:frame draw:style-name="gr31" draw:text-style-name="P15" draw:layer="layout" svg:width="4.249cm" svg:height="1.505cm" svg:x="12.007cm" svg:y="10.792cm">
          <draw:text-box>
            <text:p text:style-name="P8"><text:span text:style-name="T8">Crail</text:span></text:p>
            <text:p text:style-name="P8"><text:span text:style-name="T8">MultiFile</text:span></text:p>
          </draw:text-box>
        </draw:frame>
        <draw:custom-shape draw:name="Rectangle 19" draw:style-name="gr33" draw:text-style-name="P16" draw:layer="layout" svg:width="0.712cm" svg:height="1.391cm" svg:x="10.074cm" svg:y="4.12cm">
          <text:p/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2.378cm" svg:height="1.505cm" svg:x="15.764cm" svg:y="10.787cm">
          <draw:text-box>
            <text:p text:style-name="P8"><text:span text:style-name="T8">reduce </text:span></text:p>
            <text:p text:style-name="P8"><text:span text:style-name="T8">tasks</text:span></text:p>
          </draw:text-box>
        </draw:frame>
        <draw:line draw:style-name="gr35" draw:text-style-name="P7" draw:layer="layout" svg:x1="13.947cm" svg:y1="10.238cm" svg:x2="14.201cm" svg:y2="10.7cm">
          <text:p/>
        </draw:line>
        <draw:frame draw:style-name="gr57" draw:text-style-name="P7" draw:layer="layout" svg:width="2.032cm" svg:height="2.032cm" svg:x="5.205cm" svg:y="3.634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5.666cm">
          <draw:image xlink:href="Pictures/100002010000010000000100E3BCA80C1EEB33C2.png" xlink:type="simple" xlink:show="embed" xlink:actuate="onLoad">
            <text:p/>
          </draw:image>
        </draw:frame>
        <draw:frame draw:style-name="gr57" draw:text-style-name="P7" draw:layer="layout" svg:width="2.032cm" svg:height="2.032cm" svg:x="5.205cm" svg:y="8.206cm">
          <draw:image xlink:href="Pictures/100002010000010000000100E3BCA80C1EEB33C2.png" xlink:type="simple" xlink:show="embed" xlink:actuate="onLoad">
            <text:p/>
          </draw:image>
        </draw:frame>
        <draw:custom-shape draw:name="Rectangle 19" draw:style-name="gr58" draw:text-style-name="P27" draw:layer="layout" svg:width="0.711cm" svg:height="1.389cm" svg:x="16.573cm" svg:y="5.91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28" draw:layer="layout" svg:width="0.711cm" svg:height="1.39cm" svg:x="16.572cm" svg:y="8.6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29" draw:layer="layout" svg:width="0.712cm" svg:height="1.391cm" svg:x="16.574cm" svg:y="4.1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7" draw:layer="layout" svg:width="0.508cm" svg:height="3.685cm" draw:transform="rotate (-1.5707963267949) translate (11.006cm 10.214cm)">
          <text:p/>
          <draw:enhanced-geometry svg:viewBox="0 0 21600 21600" draw:glue-points="0 0 0 21600 21600 10800" draw:text-areas="0 ?f9 7800 ?f10" draw:type="right-brace" draw:modifiers="1800 12446.66304937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1" draw:text-style-name="P15" draw:layer="layout" svg:width="3.099cm" svg:height="1.505cm" svg:x="7.376cm" svg:y="10.788cm">
          <draw:text-box>
            <text:p text:style-name="P8"><text:span text:style-name="T8">map</text:span></text:p>
            <text:p text:style-name="P8"><text:span text:style-name="T8">tasks</text:span></text:p>
          </draw:text-box>
        </draw:frame>
        <draw:custom-shape draw:style-name="gr62" draw:text-style-name="P7" draw:layer="layout" svg:width="0.508cm" svg:height="1.399cm" draw:transform="rotate (-1.5707963267949) translate (17.668cm 10.215cm)">
          <text:p/>
          <draw:enhanced-geometry svg:viewBox="0 0 21600 21600" draw:glue-points="0 0 0 21600 21600 10800" draw:text-areas="0 ?f9 7800 ?f10" draw:type="right-brace" draw:modifiers="1800 10738.285714285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5" draw:text-style-name="P15" draw:layer="layout" svg:width="4.249cm" svg:height="0.997cm" svg:x="8.705cm" svg:y="2.282cm">
          <draw:text-box>
            <text:p text:style-name="P8"><text:span text:style-name="T8">append</text:span></text:p>
          </draw:text-box>
        </draw:frame>
        <draw:custom-shape draw:style-name="gr63" draw:text-style-name="P7" draw:layer="layout" svg:width="0.762cm" svg:height="0.762cm" svg:x="13.568cm" svg:y="2.773cm">
          <text:p text:style-name="P8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2.344cm" svg:height="1.505cm" svg:x="14.23cm" svg:y="2.615cm">
          <draw:text-box>
            <text:p text:style-name="P8"><text:span text:style-name="T8">parallel </text:span></text:p>
            <text:p text:style-name="P8"><text:span text:style-name="T8">read</text:span></text:p>
          </draw:text-box>
        </draw:frame>
        <draw:custom-shape draw:style-name="gr63" draw:text-style-name="P7" draw:layer="layout" svg:width="0.762cm" svg:height="0.762cm" svg:x="8.997cm" svg:y="2.36cm">
          <text:p text:style-name="P8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4" draw:text-style-name="P7" draw:layer="layout" svg:width="4.341cm" svg:height="2.736cm" draw:transform="skewX (-0.24923301718479) rotate (0.497593369743583) translate (7.728cm 4.12cm)" svg:viewBox="0 0 4342 2737" svg:d="M0 0c3856 0 4342 2737 4342 2737">
          <text:p/>
        </draw:path>
        <draw:path draw:style-name="gr64" draw:text-style-name="P7" draw:layer="layout" svg:width="3.357cm" svg:height="2.006cm" draw:transform="skewX (-0.330914426178125) rotate (0.460243323750905) translate (8.57899992491589cm 4.08228234652513cm)" svg:viewBox="0 0 3358 2007" svg:d="M0 0c2980-1 3358 2007 3358 2007">
          <text:p/>
        </draw:path>
        <draw:path draw:style-name="gr64" draw:text-style-name="P7" draw:layer="layout" svg:width="1.813cm" svg:height="1.204cm" draw:transform="skewX (-0.147305788868322) rotate (0.543670061996234) translate (10.371cm 4.10086362205598cm)" svg:viewBox="0 0 1814 1205" svg:d="M0 0c1608 0 1814 1205 1814 1205">
          <text:p/>
        </draw:path>
        <draw:path draw:style-name="gr64" draw:text-style-name="P7" draw:layer="layout" svg:width="4.462cm" svg:height="1.244cm" draw:transform="rotate (0.000872664625997165) translate (8.236cm 4.672cm)" svg:viewBox="0 0 4463 1245" svg:d="M0 0c3857 1 4463 1245 4463 1245">
          <text:p/>
        </draw:path>
        <draw:path draw:style-name="gr64" draw:text-style-name="P7" draw:layer="layout" svg:width="3.922cm" svg:height="1.443cm" draw:transform="skewX (0.000698131700797732) rotate (0.0010471975511966) translate (9.159cm 4.473cm)" svg:viewBox="0 0 3923 1444" svg:d="M0 0c3390 0 3923 1444 3923 1444">
          <text:p/>
        </draw:path>
        <draw:path draw:style-name="gr64" draw:text-style-name="P7" draw:layer="layout" svg:width="2.547cm" svg:height="1.51cm" draw:transform="skewX (0.000698131700797731) rotate (0.0015707963267949) translate (10.786cm 4.406cm)" svg:viewBox="0 0 2548 1511" svg:d="M0 0c2202 0 2548 1511 2548 1511">
          <text:p/>
        </draw:path>
        <draw:path draw:style-name="gr64" draw:text-style-name="P7" draw:layer="layout" svg:width="6.138cm" svg:height="2.159cm" draw:transform="skewX (0.369137136796801) rotate (-0.291295452157854) translate (8.23600001457831cm 5.07999998123282cm)" svg:viewBox="0 0 6139 2160" svg:d="M0 0c5004 0 6139 2160 6139 2160">
          <text:p/>
        </draw:path>
        <draw:path draw:style-name="gr64" draw:text-style-name="P7" draw:layer="layout" svg:width="5.298cm" svg:height="2.126cm" draw:transform="skewX (0.244346095279206) rotate (-0.339117473662499) translate (9.16000000415681cm 5.07999999370304cm)" svg:viewBox="0 0 5299 2127" svg:d="M0 0c4320 0 5299 2127 5299 2127">
          <text:p/>
        </draw:path>
        <draw:path draw:style-name="gr64" draw:text-style-name="P7" draw:layer="layout" svg:width="3.546cm" svg:height="1.783cm" draw:transform="skewX (-0.00628318530717959) rotate (-0.45273840796733) translate (10.7860000504887cm 5.51099989452756cm)" svg:viewBox="0 0 3547 1784" svg:d="M0 0c2892-1 3547 1784 3547 1784">
          <text:p/>
        </draw:path>
        <presentation:notes draw:style-name="dp2">
          <draw:page-thumbnail draw:style-name="gr22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65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66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67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68" draw:text-style-name="P3" draw:layer="layout" svg:width="3.13cm" svg:height="1.092cm" svg:x="15.0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69" draw:text-style-name="P4" draw:layer="layout" svg:width="3.13cm" svg:height="1.092cm" svg:x="15.0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3.132cm" svg:y1="4.572cm" svg:x2="15.053cm" svg:y2="5.334cm">
          <text:p/>
        </draw:line>
        <draw:line draw:style-name="gr8" draw:text-style-name="P7" draw:layer="layout" svg:x1="12.342cm" svg:y1="6.236cm" svg:x2="15.053cm" svg:y2="5.451cm">
          <text:p/>
        </draw:line>
        <draw:line draw:style-name="gr8" draw:text-style-name="P7" draw:layer="layout" svg:x1="12.353cm" svg:y1="7.796cm" svg:x2="15.03cm" svg:y2="5.636cm">
          <text:p/>
        </draw:line>
        <draw:line draw:style-name="gr9" draw:text-style-name="P7" draw:layer="layout" svg:x1="13.109cm" svg:y1="5.08cm" svg:x2="15.091cm" svg:y2="7.62cm">
          <text:p/>
        </draw:line>
        <draw:line draw:style-name="gr9" draw:text-style-name="P7" draw:layer="layout" svg:x1="12.353cm" svg:y1="6.604cm" svg:x2="15.053cm" svg:y2="7.796cm">
          <text:p/>
        </draw:line>
        <draw:line draw:style-name="gr9" draw:text-style-name="P7" draw:layer="layout" svg:x1="12.353cm" svg:y1="8.382cm" svg:x2="15.053cm" svg:y2="7.874cm">
          <text:p/>
        </draw:line>
        <draw:custom-shape draw:style-name="gr72" draw:text-style-name="P7" draw:layer="layout" svg:width="0.61cm" svg:height="0.189cm" draw:transform="rotate (0.922057443828604) translate (14.471cm 7.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7" draw:layer="layout" svg:width="0.61cm" svg:height="0.189cm" draw:transform="rotate (1.07425015460251) translate (14.302cm 5.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frame draw:style-name="gr77" draw:text-style-name="P33" draw:layer="layout" svg:width="2.54cm" svg:height="1.673cm" svg:x="11.222cm" svg:y="2.627cm">
          <draw:text-box>
            <text:p text:style-name="P8">shuffle</text:p>
            <text:p text:style-name="P8">data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5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" presentation:presentation-page-layout-name="AL1T19">
        <office:forms form:automatic-focus="false" form:apply-design-mode="false"/>
        <draw:custom-shape draw:name="Google Shape;164;p29" draw:style-name="gr78" draw:text-style-name="P2" draw:layer="layout" svg:width="3.13cm" svg:height="1.092cm" svg:x="8.603cm" svg:y="4.096cm">
          <text:p text:style-name="P1"><text:span text:style-name="T1">mapper</text:span><text:span text:style-name="T2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9" draw:style-name="gr79" draw:text-style-name="P2" draw:layer="layout" svg:width="3.13cm" svg:height="1.092cm" svg:x="8.604cm" svg:y="5.681cm">
          <text:p text:style-name="P1"><text:span text:style-name="T1">mapper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9" draw:style-name="gr80" draw:text-style-name="P2" draw:layer="layout" svg:width="3.13cm" svg:height="1.092cm" svg:x="8.705cm" svg:y="7.272cm">
          <text:p text:style-name="P1"><text:span text:style-name="T1">mapper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9" draw:style-name="gr81" draw:text-style-name="P3" draw:layer="layout" svg:width="3.13cm" svg:height="1.092cm" svg:x="18.153cm" svg:y="4.69cm">
          <text:p text:style-name="P1"><text:span text:style-name="T3">reducer</text:span><text:span text:style-name="T4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9" draw:style-name="gr82" draw:text-style-name="P4" draw:layer="layout" svg:width="3.13cm" svg:height="1.092cm" svg:x="18.153cm" svg:y="7.01cm">
          <text:p text:style-name="P1"><text:span text:style-name="T5">reducer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9" draw:style-name="gr70" draw:text-style-name="P5" draw:layer="layout" svg:width="1.277cm" svg:height="0.518cm" svg:x="11.835cm" svg:y="4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1" draw:text-style-name="P6" draw:layer="layout" svg:width="1.277cm" svg:height="0.518cm" svg:x="11.835cm" svg:y="4.8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5.91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6.41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0;p29" draw:style-name="gr6" draw:text-style-name="P5" draw:layer="layout" svg:width="0.518cm" svg:height="0.518cm" svg:x="11.835cm" svg:y="7.6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1;p29" draw:style-name="gr7" draw:text-style-name="P6" draw:layer="layout" svg:width="0.518cm" svg:height="0.518cm" svg:x="11.835cm" svg:y="8.1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8" draw:text-style-name="P7" draw:layer="layout" svg:x1="16.244cm" svg:y1="4.572cm" svg:x2="18.181cm" svg:y2="5.334cm">
          <text:p/>
        </draw:line>
        <draw:line draw:style-name="gr8" draw:text-style-name="P7" draw:layer="layout" svg:x1="16.242cm" svg:y1="6.236cm" svg:x2="18.181cm" svg:y2="5.451cm">
          <text:p/>
        </draw:line>
        <draw:line draw:style-name="gr8" draw:text-style-name="P7" draw:layer="layout" svg:x1="16.25cm" svg:y1="7.796cm" svg:x2="18.165cm" svg:y2="5.636cm">
          <text:p/>
        </draw:line>
        <draw:line draw:style-name="gr9" draw:text-style-name="P7" draw:layer="layout" svg:x1="16.244cm" svg:y1="5.08cm" svg:x2="18.208cm" svg:y2="7.62cm">
          <text:p/>
        </draw:line>
        <draw:line draw:style-name="gr9" draw:text-style-name="P7" draw:layer="layout" svg:x1="16.25cm" svg:y1="6.604cm" svg:x2="18.181cm" svg:y2="7.796cm">
          <text:p/>
        </draw:line>
        <draw:line draw:style-name="gr9" draw:text-style-name="P7" draw:layer="layout" svg:x1="16.25cm" svg:y1="8.382cm" svg:x2="18.181cm" svg:y2="7.874cm">
          <text:p/>
        </draw:line>
        <draw:custom-shape draw:style-name="gr73" draw:text-style-name="P7" draw:layer="layout" svg:width="0.508cm" svg:height="2.717cm" svg:x="8.096cm" svg:y="5.9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7" draw:layer="layout" svg:width="0.508cm" svg:height="1.016cm" svg:x="8.097cm" svg:y="4.3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5" draw:text-style-name="P32" draw:layer="layout" svg:width="2.894cm" svg:height="1.673cm" svg:x="5.076cm" svg:y="3.957cm">
          <draw:text-box>
            <text:p text:style-name="P31">fast</text:p>
            <text:p text:style-name="P31">machine</text:p>
          </draw:text-box>
        </draw:frame>
        <draw:frame draw:style-name="gr76" draw:text-style-name="P32" draw:layer="layout" svg:width="3.211cm" svg:height="1.673cm" svg:x="4.776cm" svg:y="6.364cm">
          <draw:text-box>
            <text:p text:style-name="P31">slow</text:p>
            <text:p text:style-name="P31">machines</text:p>
          </draw:text-box>
        </draw:frame>
        <draw:g>
          <draw:custom-shape draw:style-name="gr83" draw:text-style-name="P7" draw:layer="layout" svg:width="1.085cm" svg:height="1.01cm" svg:x="15.16cm" svg:y="4.319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4" draw:text-style-name="P34" draw:layer="layout" svg:width="0.365cm" svg:height="0.365cm" svg:x="15.271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4" draw:layer="layout" svg:width="0.365cm" svg:height="0.365cm" svg:x="15.745cm" svg:y="4.416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271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4.877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3" draw:text-style-name="P7" draw:layer="layout" svg:width="1.085cm" svg:height="1.01cm" svg:x="15.16cm" svg:y="5.926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4" draw:text-style-name="P34" draw:layer="layout" svg:width="0.365cm" svg:height="0.365cm" svg:x="15.271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4" draw:layer="layout" svg:width="0.365cm" svg:height="0.365cm" svg:x="15.745cm" svg:y="6.02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271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6.48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g>
          <draw:custom-shape draw:style-name="gr83" draw:text-style-name="P7" draw:layer="layout" svg:width="1.085cm" svg:height="1.01cm" svg:x="15.16cm" svg:y="7.633cm">
            <text:p/>
            <draw:enhanced-geometry svg:viewBox="0 0 21600 21600" draw:type="rectangle" draw:enhanced-path="M 0 0 L 21600 0 21600 21600 0 21600 0 0 Z N"/>
          </draw:custom-shape>
          <draw:custom-shape draw:name="Google Shape;170;p29" draw:style-name="gr84" draw:text-style-name="P34" draw:layer="layout" svg:width="0.365cm" svg:height="0.365cm" svg:x="15.271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4" draw:text-style-name="P34" draw:layer="layout" svg:width="0.365cm" svg:height="0.365cm" svg:x="15.745cm" svg:y="7.7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271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170;p29" draw:style-name="gr85" draw:text-style-name="P34" draw:layer="layout" svg:width="0.365cm" svg:height="0.365cm" svg:x="15.745cm" svg:y="8.19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style-name="gr86" draw:text-style-name="P7" draw:layer="layout" svg:x1="13.352cm" svg:y1="4.826cm" svg:x2="14.876cm" svg:y2="4.826cm">
          <text:p/>
        </draw:line>
        <draw:line draw:style-name="gr86" draw:text-style-name="P7" draw:layer="layout" svg:x1="13.339cm" svg:y1="4.826cm" svg:x2="14.876cm" svg:y2="6.35cm">
          <text:p/>
        </draw:line>
        <draw:line draw:style-name="gr86" draw:text-style-name="P7" draw:layer="layout" svg:x1="13.327cm" svg:y1="4.813cm" svg:x2="14.931cm" svg:y2="7.964cm">
          <text:p/>
        </draw:line>
        <draw:line draw:style-name="gr86" draw:text-style-name="P7" draw:layer="layout" svg:x1="12.598cm" svg:y1="6.453cm" svg:x2="14.876cm" svg:y2="6.453cm">
          <text:p/>
        </draw:line>
        <draw:line draw:style-name="gr86" draw:text-style-name="P7" draw:layer="layout" svg:x1="12.585cm" svg:y1="6.44cm" svg:x2="14.878cm" svg:y2="5.014cm">
          <text:p/>
        </draw:line>
        <draw:line draw:style-name="gr86" draw:text-style-name="P7" draw:layer="layout" svg:x1="12.572cm" svg:y1="6.453cm" svg:x2="14.918cm" svg:y2="8.163cm">
          <text:p/>
        </draw:line>
        <draw:line draw:style-name="gr86" draw:text-style-name="P7" draw:layer="layout" svg:x1="12.611cm" svg:y1="8.328cm" svg:x2="14.889cm" svg:y2="8.328cm">
          <text:p/>
        </draw:line>
        <draw:line draw:style-name="gr86" draw:text-style-name="P7" draw:layer="layout" svg:x1="12.598cm" svg:y1="8.328cm" svg:x2="14.876cm" svg:y2="6.604cm">
          <text:p/>
        </draw:line>
        <draw:line draw:style-name="gr86" draw:text-style-name="P7" draw:layer="layout" svg:x1="12.585cm" svg:y1="8.341cm" svg:x2="14.812cm" svg:y2="5.266cm">
          <text:p/>
        </draw:line>
        <draw:frame draw:style-name="gr77" draw:text-style-name="P33" draw:layer="layout" svg:width="2.54cm" svg:height="1.673cm" svg:x="11.222cm" svg:y="2.628cm">
          <draw:text-box>
            <text:p text:style-name="P8">shuffle</text:p>
            <text:p text:style-name="P8">data</text:p>
          </draw:text-box>
        </draw:frame>
        <draw:frame draw:style-name="gr87" draw:text-style-name="P33" draw:layer="layout" svg:width="2.54cm" svg:height="2.384cm" svg:x="14.429cm" svg:y="2.629cm">
          <draw:text-box>
            <text:p text:style-name="P8">Crail</text:p>
            <text:p text:style-name="P8">server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2" draw:layer="layout" svg:width="15.239cm" svg:height="8.572cm" svg:x="1.905cm" svg:y="3.175cm" draw:page-number="6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7" draw:style-name="dp1" draw:master-page-name="Title_20_and_20_Content" presentation:presentation-page-layout-name="AL1T19">
        <office:forms form:automatic-focus="false" form:apply-design-mode="false"/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42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101" draw:text-style-name="P42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9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5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101" draw:text-style-name="P42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9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101" draw:text-style-name="P42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42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7" draw:text-style-name="P42" draw:layer="layout" svg:width="3.724cm" svg:height="1.361cm" svg:x="18.706cm" svg:y="11.992cm">
          <draw:text-box>
            <text:p><text:span text:style-name="T9">Disaggregat</text:span><text:span text:style-name="T9">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3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11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9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name="Slide Image Placeholder 1" draw:style-name="gr22" draw:layer="layout" svg:width="15.239cm" svg:height="8.572cm" svg:x="1.905cm" svg:y="3.175cm" draw:page-number="7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8" draw:style-name="dp1" draw:master-page-name="Title_20_and_20_Content" presentation:presentation-page-layout-name="AL1T19">
        <office:forms form:automatic-focus="false" form:apply-design-mode="false"/>
        <draw:custom-shape draw:style-name="gr115" draw:text-style-name="P35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5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42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15" draw:text-style-name="P35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15" draw:text-style-name="P35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42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7" draw:text-style-name="P42" draw:layer="layout" svg:width="3.724cm" svg:height="1.361cm" svg:x="18.706cm" svg:y="11.992cm">
          <draw:text-box>
            <text:p><text:span text:style-name="T9">Disaggregat</text:span><text:span text:style-name="T9">ed</text:span></text:p>
            <text:p><text:span text:style-name="T10">Crail</text:span><text:span text:style-name="T9">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3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11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39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9" draw:text-style-name="P39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9" draw:text-style-name="P39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20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20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draw:custom-shape draw:style-name="gr121" draw:text-style-name="P35" draw:layer="layout" svg:width="1.27cm" svg:height="2.234cm" svg:x="3.048cm" svg:y="7.366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6" draw:layer="layout" svg:width="1.778cm" svg:height="0.629cm" draw:transform="rotate (1.5707963267949) translate (3.366cm 9.398cm)">
          <text:p text:style-name="P8"><text:span text:style-name="T9">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33" draw:layer="layout" svg:width="1.823cm" svg:height="0.806cm" svg:x="2.794cm" svg:y="6.588cm">
          <draw:text-box>
            <text:p text:style-name="P8"><text:span text:style-name="T9">Driv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8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9" draw:style-name="dp1" draw:master-page-name="Title_20_and_20_Content" presentation:presentation-page-layout-name="AL1T19">
        <office:forms form:automatic-focus="false" form:apply-design-mode="false"/>
        <draw:custom-shape draw:style-name="gr115" draw:text-style-name="P35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35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6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42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15" draw:text-style-name="P35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6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15" draw:text-style-name="P35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35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46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46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46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42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7" draw:text-style-name="P42" draw:layer="layout" svg:width="3.724cm" svg:height="1.361cm" svg:x="18.706cm" svg:y="11.992cm">
          <draw:text-box>
            <text:p><text:span text:style-name="T9">Disaggregat</text:span><text:span text:style-name="T9">ed</text:span></text:p>
            <text:p><text:span text:style-name="T10">Crail</text:span><text:span text:style-name="T9">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3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11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20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20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9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1T19">
        <office:forms form:automatic-focus="false" form:apply-design-mode="false"/>
        <draw:custom-shape draw:style-name="gr125" draw:text-style-name="P46" draw:layer="layout" svg:width="3.36cm" svg:height="1.825cm" svg:x="14.70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6" draw:layer="layout" svg:width="3.36cm" svg:height="1.825cm" svg:x="9.026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6" draw:layer="layout" svg:width="3.36cm" svg:height="1.825cm" svg:x="4.838cm" svg:y="7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3.1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4.069cm" svg:y="8.52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46" draw:layer="layout" svg:width="3.36cm" svg:height="1.825cm" svg:x="5.0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6" draw:layer="layout" svg:width="3.36cm" svg:height="1.825cm" svg:x="5.2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4" draw:layer="layout" svg:width="1.417cm" svg:height="0.628cm" svg:x="5.4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4" draw:layer="layout" svg:width="1.416cm" svg:height="0.628cm" svg:x="5.6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9cm" svg:height="0.629cm" svg:x="5.7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42" draw:layer="layout" svg:width="2.462cm" svg:height="0.806cm" svg:x="5.284cm" svg:y="7.758cm">
          <draw:text-box>
            <text:p><text:span text:style-name="T9">Executor</text:span></text:p>
          </draw:text-box>
        </draw:frame>
        <draw:custom-shape draw:style-name="gr125" draw:text-style-name="P46" draw:layer="layout" svg:width="3.36cm" svg:height="1.825cm" svg:x="9.2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6" draw:layer="layout" svg:width="3.36cm" svg:height="1.825cm" svg:x="9.4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4" draw:layer="layout" svg:width="1.417cm" svg:height="0.628cm" svg:x="9.6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4" draw:layer="layout" svg:width="1.416cm" svg:height="0.628cm" svg:x="9.8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9cm" svg:height="0.629cm" svg:x="9.9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9.472cm" svg:y="7.758cm">
          <draw:text-box>
            <text:p><text:span text:style-name="T9">Executor</text:span></text:p>
          </draw:text-box>
        </draw:frame>
        <draw:custom-shape draw:style-name="gr125" draw:text-style-name="P46" draw:layer="layout" svg:width="3.36cm" svg:height="1.825cm" svg:x="14.9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46" draw:layer="layout" svg:width="3.36cm" svg:height="1.825cm" svg:x="15.0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44" draw:layer="layout" svg:width="1.417cm" svg:height="0.628cm" svg:x="15.3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44" draw:layer="layout" svg:width="1.416cm" svg:height="0.628cm" svg:x="15.4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44" draw:layer="layout" svg:width="1.419cm" svg:height="0.629cm" svg:x="15.6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15.154cm" svg:y="7.758cm">
          <draw:text-box>
            <text:p><text:span text:style-name="T9">Executo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42" draw:layer="layout" svg:width="2.377cm" svg:height="1.524cm" svg:x="18.759cm" svg:y="10.598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7" draw:text-style-name="P42" draw:layer="layout" svg:width="3.724cm" svg:height="1.361cm" svg:x="18.706cm" svg:y="11.992cm">
          <draw:text-box>
            <text:p><text:span text:style-name="T9">Disaggregat</text:span><text:span text:style-name="T9">ed</text:span></text:p>
            <text:p><text:span text:style-name="T10">Crail</text:span><text:span text:style-name="T9"> </text:span><text:span text:style-name="T9">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3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11" draw:text-style-name="P44" draw:layer="layout" svg:width="0.924cm" svg:height="0.508cm" svg:x="7.5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4" draw:layer="layout" svg:width="0.97cm" svg:height="0.508cm" svg:x="11.7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4" draw:layer="layout" svg:width="0.908cm" svg:height="0.508cm" svg:x="17.406cm" svg:y="10.0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9" draw:layer="layout" svg:width="1.524cm" svg:height="2.305cm" svg:x="6.6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0.8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24" draw:text-style-name="P39" draw:layer="layout" svg:width="1.524cm" svg:height="2.305cm" svg:x="16.5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20" draw:text-style-name="P33" draw:layer="layout" svg:width="3.29cm" svg:height="0.806cm" svg:x="4.8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20" draw:text-style-name="P33" draw:layer="layout" svg:width="3.29cm" svg:height="0.806cm" svg:x="9.038cm" svg:y="6.588cm">
          <draw:text-box>
            <text:p text:style-name="P8"><text:span text:style-name="T9"><text:s text:c="4"/></text:span><text:span text:style-name="T9">Worker</text:span></text:p>
          </draw:text-box>
        </draw:frame>
        <draw:frame draw:style-name="gr120" draw:text-style-name="P33" draw:layer="layout" svg:width="3.29cm" svg:height="0.806cm" svg:x="14.738cm" svg:y="6.588cm">
          <draw:text-box>
            <text:p text:style-name="P8"><text:span text:style-name="T9"><text:s text:c="4"/></text:span><text:span text:style-name="T9">Worker</text:span></text:p>
          </draw:text-box>
        </draw:frame>
        <presentation:notes draw:style-name="dp2">
          <draw:page-thumbnail draw:name="Slide Image Placeholder 1" draw:style-name="gr22" draw:layer="layout" svg:width="15.239cm" svg:height="8.572cm" svg:x="1.905cm" svg:y="3.175cm" draw:page-number="10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11" draw:style-name="dp1" draw:master-page-name="Title_20_and_20_Content" presentation:presentation-page-layout-name="AL1T19">
        <office:forms form:automatic-focus="false" form:apply-design-mode="false"/>
        <draw:custom-shape draw:style-name="gr88" draw:text-style-name="P35" draw:layer="layout" svg:width="13.674cm" svg:height="2.51cm" svg:x="4.769cm" svg:y="10.7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itle 1" presentation:style-name="pr4" draw:text-style-name="P36" draw:layer="layout" svg:width="22.859cm" svg:height="2.38cm" svg:x="1.27cm" svg:y="0.572cm" presentation:class="title">
          <draw:text-box>
            <text:p/>
          </draw:text-box>
        </draw:frame>
        <draw:custom-shape draw:style-name="gr89" draw:text-style-name="P35" draw:layer="layout" svg:width="0.254cm" svg:height="0.254cm" svg:x="12.2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2.6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069cm" svg:y="8.52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5" draw:layer="layout" svg:width="0.254cm" svg:height="0.254cm" svg:x="13.469cm" svg:y="8.528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8" draw:layer="layout" svg:width="3.762cm" svg:height="1.675cm" svg:x="2.62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2.62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2.83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3.02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3.25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3.42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3.59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38" draw:layer="layout" svg:width="13.674cm" svg:height="0.838cm" svg:x="4.769cm" svg:y="11.1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9" draw:layer="layout" svg:width="0.838cm" svg:height="0.838cm" svg:x="5.018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8" draw:text-style-name="P40" draw:layer="layout" svg:width="13.674cm" svg:height="0.838cm" svg:x="4.769cm" svg:y="12.1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41" draw:layer="layout" svg:width="0.837cm" svg:height="0.838cm" svg:x="5.018cm" svg:y="12.19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0" draw:text-style-name="P42" draw:layer="layout" svg:width="2.462cm" svg:height="0.806cm" svg:x="3.084cm" svg:y="7.758cm">
          <draw:text-box>
            <text:p><text:span text:style-name="T9">Executor</text:span></text:p>
          </draw:text-box>
        </draw:frame>
        <draw:frame draw:style-name="gr101" draw:text-style-name="P42" draw:layer="layout" svg:width="2.09cm" svg:height="0.806cm" svg:x="3.132cm" svg:y="6.912cm">
          <draw:text-box>
            <text:p><text:span text:style-name="T9">Worker</text:span></text:p>
          </draw:text-box>
        </draw:frame>
        <draw:custom-shape draw:style-name="gr90" draw:text-style-name="P8" draw:layer="layout" svg:width="3.762cm" svg:height="1.675cm" svg:x="7.512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35" draw:layer="layout" svg:width="4.426cm" svg:height="2.983cm" svg:x="7.512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725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7.914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8.14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8.315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8.487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7.972cm" svg:y="7.758cm">
          <draw:text-box>
            <text:p><text:span text:style-name="T9">Executor</text:span></text:p>
          </draw:text-box>
        </draw:frame>
        <draw:frame draw:style-name="gr101" draw:text-style-name="P42" draw:layer="layout" svg:width="2.09cm" svg:height="0.806cm" svg:x="8.02cm" svg:y="6.912cm">
          <draw:text-box>
            <text:p><text:span text:style-name="T9">Worker</text:span></text:p>
          </draw:text-box>
        </draw:frame>
        <draw:custom-shape draw:style-name="gr90" draw:text-style-name="P8" draw:layer="layout" svg:width="3.762cm" svg:height="1.675cm" svg:x="14.094cm" svg:y="7.5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35" draw:layer="layout" svg:width="4.426cm" svg:height="2.983cm" svg:x="14.094cm" svg:y="6.9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307cm" svg:y="7.5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8" draw:layer="layout" svg:width="3.36cm" svg:height="1.825cm" svg:x="14.496cm" svg:y="7.7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37" draw:layer="layout" svg:width="1.417cm" svg:height="0.628cm" svg:x="14.722cm" svg:y="8.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37" draw:layer="layout" svg:width="1.416cm" svg:height="0.628cm" svg:x="14.897cm" svg:y="8.5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37" draw:layer="layout" svg:width="1.419cm" svg:height="0.629cm" svg:x="15.069cm" svg:y="8.751cm">
          <text:p text:style-name="P8"><text:span text:style-name="T9">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0" draw:text-style-name="P42" draw:layer="layout" svg:width="2.462cm" svg:height="0.806cm" svg:x="14.554cm" svg:y="7.758cm">
          <draw:text-box>
            <text:p><text:span text:style-name="T9">Executor</text:span></text:p>
          </draw:text-box>
        </draw:frame>
        <draw:frame draw:style-name="gr101" draw:text-style-name="P42" draw:layer="layout" svg:width="2.09cm" svg:height="0.806cm" svg:x="14.602cm" svg:y="6.912cm">
          <draw:text-box>
            <text:p><text:span text:style-name="T9">Worker</text:span></text:p>
          </draw:text-box>
        </draw:frame>
        <draw:custom-shape draw:style-name="gr99" draw:text-style-name="P41" draw:layer="layout" svg:width="0.837cm" svg:height="0.838cm" svg:x="6.118cm" svg:y="12.19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7.2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8.3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5.1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6.218cm" svg:y="12.197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6.134cm" svg:y="11.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7.235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8.336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5.137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6.238cm" svg:y="11.104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9.418cm" svg:y="12.19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0.518cm" svg:y="12.19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9" draw:text-style-name="P41" draw:layer="layout" svg:width="0.837cm" svg:height="0.838cm" svg:x="11.618cm" svg:y="12.19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7" draw:text-style-name="P39" draw:layer="layout" svg:width="0.838cm" svg:height="0.838cm" svg:x="9.434cm" svg:y="11.101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0.535cm" svg:y="11.102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7" draw:text-style-name="P39" draw:layer="layout" svg:width="0.838cm" svg:height="0.838cm" svg:x="11.636cm" svg:y="11.103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line draw:style-name="gr103" draw:text-style-name="P7" draw:layer="layout" svg:x1="12.816cm" svg:y1="11.53cm" svg:x2="14.848cm" svg:y2="11.53cm">
          <text:p/>
        </draw:line>
        <draw:line draw:style-name="gr104" draw:text-style-name="P7" draw:layer="layout" svg:x1="12.816cm" svg:y1="12.546cm" svg:x2="14.848cm" svg:y2="12.546cm">
          <text:p/>
        </draw:line>
        <draw:line draw:style-name="gr105" draw:text-style-name="P7" draw:layer="layout" svg:x1="2.794cm" svg:y1="10.36cm" svg:x2="20.574cm" svg:y2="10.36cm">
          <text:p/>
        </draw:line>
        <draw:frame draw:style-name="gr106" draw:text-style-name="P42" draw:layer="layout" svg:width="2.377cm" svg:height="1.524cm" svg:x="18.759cm" svg:y="10.435cm">
          <draw:text-box>
            <text:p><text:span text:style-name="T9">RDMA </text:span></text:p>
            <text:p><text:span text:style-name="T9">network </text:span></text:p>
          </draw:text-box>
        </draw:frame>
        <draw:frame draw:style-name="gr107" draw:text-style-name="P42" draw:layer="layout" svg:width="3.724cm" svg:height="1.361cm" svg:x="18.706cm" svg:y="11.992cm">
          <draw:text-box>
            <text:p><text:span text:style-name="T9">Disaggregat</text:span><text:span text:style-name="T9">ed</text:span></text:p>
            <text:p><text:span text:style-name="T9">Crail Storage</text:span></text:p>
          </draw:text-box>
        </draw:frame>
        <draw:line draw:style-name="gr20" draw:text-style-name="P7" draw:layer="layout" svg:x1="4.769cm" svg:y1="11.43cm" svg:x2="4.026cm" svg:y2="11.684cm">
          <text:p/>
        </draw:line>
        <draw:frame draw:style-name="gr108" draw:text-style-name="P32" draw:layer="layout" svg:width="1.954cm" svg:height="1.361cm" svg:x="2.042cm" svg:y="10.821cm">
          <draw:text-box>
            <text:p text:style-name="P31"><text:span text:style-name="T9">DRAM</text:span></text:p>
            <text:p text:style-name="P31"><text:span text:style-name="T9">tier</text:span></text:p>
          </draw:text-box>
        </draw:frame>
        <draw:frame draw:style-name="gr109" draw:text-style-name="P32" draw:layer="layout" svg:width="1.713cm" svg:height="1.361cm" svg:x="2.242cm" svg:y="12.091cm">
          <draw:text-box>
            <text:p text:style-name="P31"><text:span text:style-name="T9">Flash</text:span></text:p>
            <text:p text:style-name="P31"><text:span text:style-name="T9">tier</text:span></text:p>
          </draw:text-box>
        </draw:frame>
        <draw:line draw:style-name="gr20" draw:text-style-name="P7" draw:layer="layout" svg:x1="4.769cm" svg:y1="12.7cm" svg:x2="4.026cm" svg:y2="12.954cm">
          <text:p/>
        </draw:line>
        <draw:frame draw:style-name="gr110" draw:text-style-name="P43" draw:layer="layout" svg:width="2.678cm" svg:height="1.524cm" svg:x="18.704cm" svg:y="8.836cm">
          <draw:text-box>
            <text:p text:style-name="P25"><text:span text:style-name="T9">shuffle</text:span></text:p>
            <text:p text:style-name="P25"><text:span text:style-name="T9">write/read</text:span></text:p>
          </draw:text-box>
        </draw:frame>
        <draw:custom-shape draw:style-name="gr111" draw:text-style-name="P44" draw:layer="layout" svg:width="0.924cm" svg:height="0.508cm" svg:x="5.364cm" svg:y="10.081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44" draw:layer="layout" svg:width="0.97cm" svg:height="0.508cm" svg:x="10.223cm" svg:y="10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4" draw:layer="layout" svg:width="0.908cm" svg:height="0.508cm" svg:x="16.806cm" svg:y="10.081cm">
          <text:p/>
          <draw:enhanced-geometry svg:viewBox="0 0 21600 21600" draw:type="rectangle" draw:enhanced-path="M 0 0 L 21600 0 21600 21600 0 21600 0 0 Z N"/>
        </draw:custom-shape>
        <draw:custom-shape draw:style-name="gr114" draw:text-style-name="P39" draw:layer="layout" svg:width="1.524cm" svg:height="2.305cm" svg:x="4.456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9.352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4" draw:text-style-name="P39" draw:layer="layout" svg:width="1.524cm" svg:height="2.305cm" svg:x="15.948cm" svg:y="8.813cm">
          <text:p/>
          <draw:enhanced-geometry svg:viewBox="0 0 21600 21600" draw:mirror-horizontal="false" draw:mirror-vertical="false" draw:text-areas="0 0 21600 21600" draw:type="circular-arrow" draw:modifiers="-87.790372061559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7" draw:text-style-name="P39" draw:layer="layout" svg:width="0.838cm" svg:height="0.838cm" svg:x="17.339cm" svg:y="11.105cm">
          <text:p/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99" draw:text-style-name="P41" draw:layer="layout" svg:width="0.837cm" svg:height="0.838cm" svg:x="17.318cm" svg:y="12.19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29" draw:text-style-name="P35" draw:layer="layout" svg:width="4.38cm" svg:height="1.918cm" svg:x="7.512cm" svg:y="4.4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8" draw:layer="layout" svg:width="3.556cm" svg:height="1.156cm" svg:x="7.728cm" svg:y="4.884cm">
            <text:p text:style-name="P8"><text:span text:style-name="T11">SparkContex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131" draw:text-style-name="P7" draw:layer="layout" svg:x1="8.896cm" svg:y1="6.079cm" svg:x2="4.673cm" svg:y2="7.716cm">
          <text:p/>
        </draw:line>
        <draw:line draw:style-name="gr131" draw:text-style-name="P7" draw:layer="layout" svg:x1="9.245cm" svg:y1="6.079cm" svg:x2="5.53cm" svg:y2="7.857cm">
          <text:p/>
        </draw:line>
        <draw:line draw:style-name="gr131" draw:text-style-name="P7" draw:layer="layout" svg:x1="9.499cm" svg:y1="6.062cm" svg:x2="10.102cm" svg:y2="7.686cm">
          <text:p/>
        </draw:line>
        <draw:line draw:style-name="gr131" draw:text-style-name="P7" draw:layer="layout" svg:x1="9.753cm" svg:y1="6.057cm" svg:x2="10.515cm" svg:y2="7.788cm">
          <text:p/>
        </draw:line>
        <draw:line draw:style-name="gr131" draw:text-style-name="P7" draw:layer="layout" svg:x1="10.544cm" svg:y1="6.079cm" svg:x2="14.602cm" svg:y2="8.365cm">
          <text:p/>
        </draw:line>
        <draw:line draw:style-name="gr131" draw:text-style-name="P7" draw:layer="layout" svg:x1="10.703cm" svg:y1="6.079cm" svg:x2="14.582cm" svg:y2="8.004cm">
          <text:p/>
        </draw:line>
        <presentation:notes draw:style-name="dp2">
          <draw:page-thumbnail draw:name="Slide Image Placeholder 1" draw:style-name="gr22" draw:layer="layout" svg:width="15.239cm" svg:height="8.572cm" svg:x="1.905cm" svg:y="3.175cm" draw:page-number="11" presentation:class="page"/>
          <draw:frame draw:name="Notes Placeholder 2" presentation:style-name="pr1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8.254cm" svg:height="1.273cm" svg:x="10.791cm" svg:y="24.126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ffe5ca" draw:end-color="#ffffff" draw:start-intensity="100%" draw:end-intensity="100%" draw:angle="0" draw:border="0%"/>
    <draw:gradient draw:name="Gradient_20_4" draw:display-name="Gradient 4" draw:style="linear" draw:start-color="#bee3d3" draw:end-color="#ffffff" draw:start-intensity="100%" draw:end-intensity="100%" draw:angle="0" draw:border="0%"/>
    <draw:gradient draw:name="Gradient_20_6" draw:display-name="Gradient 6" draw:style="linear" draw:start-color="#fcd4d1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Ari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103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standard">
      <style:graphic-properties draw:stroke="none" svg:stroke-width="0.026cm" draw:fill="solid" draw:fill-color="#00508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text-indent="0cm"/>
    </style:style>
    <style:style style:name="MP11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loext:graphic-properties draw:fill="solid" draw:fill-color="#00508f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name-complex="Arial" style:font-size-complex="45pt" style:font-style-complex="normal" style:font-weight-complex="bold"/>
    </style:style>
    <style:style style:name="MT3" style:family="text">
      <style:text-properties fo:font-variant="normal" fo:text-transform="none" fo:color="#8fc23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svg:width="25.399cm" svg:height="1.202cm" svg:x="0cm" svg:y="13.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0" draw:style-name="Mgr3" draw:text-style-name="MP5" draw:layer="backgroundobjects" svg:width="1.882cm" svg:height="1.086cm" svg:x="2.468cm" svg:y="13.2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0.304cm" svg:height="5.728cm" svg:x="4.351cm" svg:y="3.192cm" presentation:class="title" presentation:user-transformed="true">
        <draw:text-box>
          <text:p text:style-name="MP6"><text:span text:style-name="MT2">Ti</text:span><text:span text:style-name="MT2">tl</text:span><text:span text:style-name="MT2">e </text:span><text:span text:style-name="MT2">of </text:span><text:span text:style-name="MT2">Y</text:span><text:span text:style-name="MT2">o</text:span><text:span text:style-name="MT2">ur </text:span><text:span text:style-name="MT2">Pr</text:span><text:span text:style-name="MT2">es</text:span><text:span text:style-name="MT2">e</text:span><text:span text:style-name="MT2">nt</text:span><text:span text:style-name="MT2">at</text:span><text:span text:style-name="MT2">io</text:span><text:span text:style-name="MT2">n</text:span><text:span text:style-name="MT2"><text:line-break/></text:span><text:span text:style-name="MT2">G</text:span><text:span text:style-name="MT2">o</text:span><text:span text:style-name="MT2">es </text:span><text:span text:style-name="MT2">H</text:span><text:span text:style-name="MT2">er</text:span><text:span text:style-name="MT2">e 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custom-shape draw:name="Rectangle 8" draw:style-name="Mgr4" draw:text-style-name="MP5" draw:layer="backgroundobjects" svg:width="25.399cm" svg:height="0.352cm" svg:x="0cm" svg:y="13.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</text:span><text:span text:style-name="MT3">ck </text:span><text:span text:style-name="MT3">to </text:span><text:span text:style-name="MT3">ed</text:span><text:span text:style-name="MT3">it </text:span><text:span text:style-name="MT3">M</text:span><text:span text:style-name="MT3">as</text:span><text:span text:style-name="MT3">ter </text:span><text:span text:style-name="MT3">ti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5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6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</text:span><text:span text:style-name="MT8">hashtag </text:span><text:span text:style-name="MT8">here by </text:span><text:span text:style-name="MT8">setting the </text:span><text:span text:style-name="MT8">footer in </text:span><text:span text:style-name="MT8">view-</text:span><text:span text:style-name="MT8">header/foo</text:span><text:span text:style-name="MT8">ter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Rectangle 8" draw:style-name="Mgr5" draw:text-style-name="MP16" draw:layer="backgroundobjects" svg:width="25.399cm" svg:height="0.138cm" svg:x="0cm" svg:y="14.18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8" draw:layer="backgroundobjects" svg:width="22.859cm" svg:height="2.38cm" svg:x="1.27cm" svg:y="0.572cm" presentation:class="title" presentation:user-transformed="true">
        <draw:text-box>
          <text:p text:style-name="MP6"><text:span text:style-name="MT3">Cli</text:span><text:span text:style-name="MT3">ck </text:span><text:span text:style-name="MT3">to </text:span><text:span text:style-name="MT3">ed</text:span><text:span text:style-name="MT3">it </text:span><text:span text:style-name="MT3">M</text:span><text:span text:style-name="MT3">as</text:span><text:span text:style-name="MT3">ter </text:span><text:span text:style-name="MT3">ti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10" draw:text-style-name="MP12" draw:layer="backgroundobjects" svg:width="22.859cm" svg:height="9.428cm" svg:x="1.27cm" svg:y="3.334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Click to edit Master text styles</text:span></text:p>
                                      <text:list>
                                        <text:list-item>
                                          <text:p text:style-name="MP10"><text:span text:style-name="MT5">Second level</text:span></text:p>
                                          <text:list>
                                            <text:list-item>
                                              <text:p text:style-name="MP10"><text:span text:style-name="MT6">Third level</text:span></text:p>
                                              <text:list>
                                                <text:list-item>
                                                  <text:p text:style-name="MP11"><text:span text:style-name="MT7">Fourth level</text:span></text:p>
                                                </text:list-item>
                                                <text:list-item>
                                                  <text:p text:style-name="MP11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11" draw:text-style-name="MP14" draw:layer="backgroundobjects" svg:width="1.392cm" svg:height="0.885cm" svg:x="22.985cm" svg:y="13.371cm" presentation:class="page-number" presentation:user-transformed="true">
        <draw:text-box>
          <text:p text:style-name="MP13"><text:span text:style-name="MT8"><text:page-number>&lt;number&gt;</text:page-number></text:span></text:p>
        </draw:text-box>
      </draw:frame>
      <draw:frame draw:name="Footer Placeholder 5" presentation:style-name="Mpr11" draw:text-style-name="MP14" draw:layer="backgroundobjects" svg:width="16.087cm" svg:height="0.885cm" svg:x="5.431cm" svg:y="13.299cm" presentation:class="footer" presentation:user-transformed="true">
        <draw:text-box>
          <text:p text:style-name="MP15"><text:span text:style-name="MT8">put your </text:span><text:span text:style-name="MT8">#assigned</text:span><text:span text:style-name="MT8">hashtag </text:span><text:span text:style-name="MT8">here by </text:span><text:span text:style-name="MT8">setting the </text:span><text:span text:style-name="MT8">footer in </text:span><text:span text:style-name="MT8">view-</text:span><text:span text:style-name="MT8">header/foo</text:span><text:span text:style-name="MT8">ter</text:span></text:p>
        </draw:text-box>
      </draw:frame>
      <presentation:notes style:page-layout-name="PM2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741</meta:editing-cycles>
    <meta:creation-date>2018-05-14T13:01:55.594807701</meta:creation-date>
    <dc:date>2019-02-28T15:03:56.715708957</dc:date>
    <meta:editing-duration>P2DT8H22M12S</meta:editing-duration>
    <meta:generator>LibreOffice/6.0.7.3$Linux_X86_64 LibreOffice_project/00m0$Build-3</meta:generator>
    <meta:document-statistic meta:object-count="71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